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4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12" style:family="table-cell">
      <style:table-cell-properties fo:padding="0.97mm" fo:border-left="none" fo:border-right="none" fo:border-top="0.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 officeooo:paragraph-rsid="002618a5" fo:background-color="transparent"/>
    </style:style>
    <style:style style:name="P2" style:family="paragraph" style:parent-style-name="scpi1">
      <style:text-properties fo:background-color="transparent"/>
    </style:style>
    <style:style style:name="P3" style:family="paragraph" style:parent-style-name="scpi1">
      <style:text-properties fo:background-color="transparent"/>
    </style:style>
    <style:style style:name="P4" style:family="paragraph" style:parent-style-name="scpi1">
      <style:text-properties fo:language="en" fo:country="US"/>
    </style:style>
    <style:style style:name="P5" style:family="paragraph" style:parent-style-name="scpi1">
      <style:paragraph-properties fo:text-align="start" style:justify-single-word="false"/>
    </style:style>
    <style:style style:name="P6" style:family="paragraph" style:parent-style-name="scpi1">
      <style:text-properties officeooo:paragraph-rsid="005c00c6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background-color="transparent"/>
    </style:style>
    <style:style style:name="P9" style:family="paragraph" style:parent-style-name="Standard">
      <style:text-properties fo:language="en" fo:country="US" officeooo:paragraph-rsid="0019b216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officeooo:rsid="00a8a978" officeooo:paragraph-rsid="00a8a978"/>
    </style:style>
    <style:style style:name="P12" style:family="paragraph" style:parent-style-name="Standard">
      <style:text-properties officeooo:paragraph-rsid="00204ab9"/>
    </style:style>
    <style:style style:name="P13" style:family="paragraph" style:parent-style-name="Default_5f_ntt">
      <style:text-properties fo:language="en" fo:country="US"/>
    </style:style>
    <style:style style:name="P14" style:family="paragraph" style:parent-style-name="scpi0">
      <style:text-properties fo:background-color="transparent"/>
    </style:style>
    <style:style style:name="P15" style:family="paragraph" style:parent-style-name="scpi3">
      <style:text-properties fo:background-color="transparent"/>
    </style:style>
    <style:style style:name="P16" style:family="paragraph" style:parent-style-name="scpi2">
      <style:text-properties fo:background-color="transparent"/>
    </style:style>
    <style:style style:name="P17" style:family="paragraph" style:parent-style-name="scpi2">
      <style:text-properties officeooo:paragraph-rsid="0014a71b" fo:background-color="transparent"/>
    </style:style>
    <style:style style:name="P18" style:family="paragraph" style:parent-style-name="scpi2">
      <style:text-properties officeooo:paragraph-rsid="005c00c6"/>
    </style:style>
    <style:style style:name="P19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20" style:family="paragraph" style:parent-style-name="Standard">
      <style:paragraph-properties fo:margin-left="0mm" fo:margin-right="0mm" fo:text-indent="0mm" style:auto-text-indent="false"/>
      <style:text-properties officeooo:paragraph-rsid="00204ab9"/>
    </style:style>
    <style:style style:name="P21" style:family="paragraph" style:parent-style-name="scpi2">
      <style:paragraph-properties fo:margin-left="0mm" fo:margin-right="0mm" fo:text-indent="0mm" style:auto-text-indent="false"/>
    </style:style>
    <style:style style:name="P22" style:family="paragraph" style:parent-style-name="scpi1">
      <style:paragraph-properties fo:margin-left="0mm" fo:margin-right="0mm" fo:text-indent="0mm" style:auto-text-indent="false"/>
    </style:style>
    <style:style style:name="P23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24" style:family="paragraph" style:parent-style-name="scpi3">
      <style:paragraph-properties fo:margin-left="0mm" fo:margin-right="0mm" fo:text-indent="0mm" style:auto-text-indent="false"/>
    </style:style>
    <style:style style:name="P25" style:family="paragraph" style:parent-style-name="scpi3">
      <style:paragraph-properties fo:margin-left="0mm" fo:margin-right="0mm" fo:text-indent="0mm" style:auto-text-indent="false"/>
      <style:text-properties officeooo:rsid="00239d56" officeooo:paragraph-rsid="00239d56"/>
    </style:style>
    <style:style style:name="P26" style:family="paragraph" style:parent-style-name="scpi3">
      <style:paragraph-properties fo:margin-left="0mm" fo:margin-right="0mm" fo:text-indent="0mm" style:auto-text-indent="false"/>
      <style:text-properties officeooo:rsid="00a8a978" officeooo:paragraph-rsid="00a8a978"/>
    </style:style>
    <style:style style:name="P27" style:family="paragraph" style:parent-style-name="scpi3">
      <style:paragraph-properties fo:margin-left="0mm" fo:margin-right="0mm" fo:text-indent="0mm" style:auto-text-indent="false"/>
      <style:text-properties officeooo:rsid="00aa7a0c" officeooo:paragraph-rsid="00aa7a0c"/>
    </style:style>
    <style:style style:name="P28" style:family="paragraph" style:parent-style-name="scpi3">
      <style:paragraph-properties fo:margin-left="0mm" fo:margin-right="0mm" fo:text-indent="0mm" style:auto-text-indent="false"/>
      <style:text-properties officeooo:paragraph-rsid="002229df"/>
    </style:style>
    <style:style style:name="P29" style:family="paragraph" style:parent-style-name="scpi3">
      <style:paragraph-properties fo:margin-left="0mm" fo:margin-right="0mm" fo:text-indent="0mm" style:auto-text-indent="false"/>
      <style:text-properties officeooo:rsid="00077ac7" officeooo:paragraph-rsid="00077ac7"/>
    </style:style>
    <style:style style:name="P30" style:family="paragraph" style:parent-style-name="scpi4">
      <style:text-properties officeooo:paragraph-rsid="001c042c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fo:background-color="transparent"/>
    </style:style>
    <style:style style:name="P33" style:family="paragraph" style:parent-style-name="Standard">
      <style:text-properties fo:language="en" fo:country="US" officeooo:paragraph-rsid="002618a5" fo:background-color="transparent"/>
    </style:style>
    <style:style style:name="P34" style:family="paragraph" style:parent-style-name="Standard">
      <style:text-properties fo:language="en" fo:country="US" officeooo:paragraph-rsid="0028bdd7" fo:background-color="transparent"/>
    </style:style>
    <style:style style:name="P35" style:family="paragraph" style:parent-style-name="Standard">
      <style:text-properties officeooo:paragraph-rsid="002634cc"/>
    </style:style>
    <style:style style:name="P36" style:family="paragraph" style:parent-style-name="Heading_20_1" style:master-page-name="Right_20_Page">
      <style:paragraph-properties style:page-number="auto"/>
    </style:style>
    <style:style style:name="P37" style:family="paragraph" style:parent-style-name="scpi0">
      <style:text-properties fo:language="en" fo:country="US" officeooo:paragraph-rsid="002618a5" fo:background-color="transparent"/>
    </style:style>
    <style:style style:name="P38" style:family="paragraph" style:parent-style-name="scpi1">
      <style:text-properties fo:background-color="transparent"/>
    </style:style>
    <style:style style:name="P39" style:family="paragraph" style:parent-style-name="scpi1">
      <style:text-properties officeooo:paragraph-rsid="0028bdd7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size="10.5pt"/>
    </style:style>
    <style:style style:name="T5" style:family="text">
      <style:text-properties officeooo:rsid="0048b76e"/>
    </style:style>
    <style:style style:name="T6" style:family="text">
      <style:text-properties officeooo:rsid="00474a1a"/>
    </style:style>
    <style:style style:name="T7" style:family="text">
      <style:text-properties officeooo:rsid="0028d1be"/>
    </style:style>
    <style:style style:name="T8" style:family="text">
      <style:text-properties officeooo:rsid="0058515f"/>
    </style:style>
    <style:style style:name="T9" style:family="text">
      <style:text-properties officeooo:rsid="006f0b80"/>
    </style:style>
    <style:style style:name="T10" style:family="text">
      <style:text-properties officeooo:rsid="00204ab9"/>
    </style:style>
    <style:style style:name="T11" style:family="text">
      <style:text-properties officeooo:rsid="00332381"/>
    </style:style>
    <style:style style:name="T12" style:family="text">
      <style:text-properties officeooo:rsid="005905b4"/>
    </style:style>
    <style:style style:name="T13" style:family="text">
      <style:text-properties officeooo:rsid="00239d56"/>
    </style:style>
    <style:style style:name="T14" style:family="text">
      <style:text-properties officeooo:rsid="002229df"/>
    </style:style>
    <style:style style:name="T15" style:family="text">
      <style:text-properties officeooo:rsid="003dacf5"/>
    </style:style>
    <style:style style:name="T16" style:family="text">
      <style:text-properties officeooo:rsid="00a73635"/>
    </style:style>
    <style:style style:name="T17" style:family="text">
      <style:text-properties officeooo:rsid="00a92e78"/>
    </style:style>
    <style:style style:name="T18" style:family="text">
      <style:text-properties officeooo:rsid="0018aefb"/>
    </style:style>
    <style:style style:name="T19" style:family="text">
      <style:text-properties officeooo:rsid="0019b216"/>
    </style:style>
    <style:style style:name="T20" style:family="text">
      <style:text-properties officeooo:rsid="0016c8b2"/>
    </style:style>
    <style:style style:name="T21" style:family="text">
      <style:text-properties officeooo:rsid="00e91144"/>
    </style:style>
    <style:style style:name="T22" style:family="text">
      <style:text-properties officeooo:rsid="00e84185"/>
    </style:style>
    <style:style style:name="T23" style:family="text">
      <style:text-properties officeooo:rsid="0008c033"/>
    </style:style>
    <style:style style:name="T24" style:family="text">
      <style:text-properties officeooo:rsid="000bcc2c"/>
    </style:style>
    <style:style style:name="T25" style:family="text">
      <style:text-properties officeooo:rsid="000e0313"/>
    </style:style>
  </office:automatic-styles>
  <office:body>
    <office:text text:use-soft-page-breaks="true">
      <office:forms form:automatic-focus="false" form:apply-design-mode="false"/>
      <text:tracked-changes>
        <text:changed-region xml:id="ct55455632" text:id="ct55455632">
          <text:deletion>
            <office:change-info>
              <dc:creator>Denis Kotlar</dc:creator>
              <dc:date>2018-03-29T10:12:01</dc:date>
            </office:change-info>
            <text:p text:style-name="P1">Resets the trigger system</text:p>
          </text:deletion>
        </text:changed-region>
        <text:changed-region xml:id="ct54993296" text:id="ct54993296">
          <text:insertion>
            <office:change-info>
              <dc:creator>Denis Kotlar</dc:creator>
              <dc:date>2018-03-29T10:12:01</dc:date>
            </office:change-info>
          </text:insertion>
        </text:changed-region>
        <text:changed-region xml:id="ct55027488" text:id="ct55027488">
          <text:insertion>
            <office:change-info>
              <dc:creator>Denis Kotlar</dc:creator>
              <dc:date>2018-03-29T10:11:48</dc:date>
            </office:change-info>
          </text:insertion>
        </text:changed-region>
        <text:changed-region xml:id="ct49135216" text:id="ct49135216">
          <text:insertion>
            <office:change-info>
              <dc:creator>Denis Kotlar</dc:creator>
              <dc:date>2018-03-29T10:11:53</dc:date>
            </office:change-info>
          </text:insertion>
        </text:changed-region>
        <text:changed-region xml:id="ct35297920" text:id="ct35297920">
          <text:insertion>
            <office:change-info>
              <dc:creator>Denis Kotlar</dc:creator>
              <dc:date>2018-03-29T10:12:29</dc:date>
            </office:change-info>
          </text:insertion>
        </text:changed-region>
        <text:changed-region xml:id="ct45423936" text:id="ct45423936">
          <text:insertion>
            <office:change-info>
              <dc:creator>Denis Kotlar</dc:creator>
              <dc:date>2018-03-29T10:12:37</dc:date>
            </office:change-info>
          </text:insertion>
        </text:changed-region>
        <text:changed-region xml:id="ct34921664" text:id="ct3492166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4558384" text:id="ct34558384">
          <text:insertion>
            <office:change-info>
              <dc:creator>Denis Kotlar</dc:creator>
              <dc:date>2017-10-02T12:44:31</dc:date>
            </office:change-info>
          </text:insertion>
        </text:changed-region>
        <text:changed-region xml:id="ct34561632" text:id="ct3456163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918736" text:id="ct34918736">
          <text:insertion>
            <office:change-info>
              <dc:creator>Denis Kotlar</dc:creator>
              <dc:date>2017-10-02T12:44:36</dc:date>
            </office:change-info>
          </text:insertion>
        </text:changed-region>
        <text:changed-region xml:id="ct34563376" text:id="ct3456337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591440" text:id="ct34591440">
          <text:insertion>
            <office:change-info>
              <dc:creator>Denis Kotlar</dc:creator>
              <dc:date>2017-10-02T12:44:43</dc:date>
            </office:change-info>
          </text:insertion>
        </text:changed-region>
        <text:changed-region xml:id="ct34561936" text:id="ct3456193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563888" text:id="ct34563888">
          <text:insertion>
            <office:change-info>
              <dc:creator>Denis Kotlar</dc:creator>
              <dc:date>2017-10-02T12:44:49</dc:date>
            </office:change-info>
          </text:insertion>
        </text:changed-region>
        <text:changed-region xml:id="ct34564288" text:id="ct3456428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565840" text:id="ct34565840">
          <text:insertion>
            <office:change-info>
              <dc:creator>Denis Kotlar</dc:creator>
              <dc:date>2017-10-02T12:44:56</dc:date>
            </office:change-info>
          </text:insertion>
        </text:changed-region>
        <text:changed-region xml:id="ct34558848" text:id="ct3455884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592320" text:id="ct34592320">
          <text:insertion>
            <office:change-info>
              <dc:creator>Denis Kotlar</dc:creator>
              <dc:date>2017-10-02T12:45:01</dc:date>
            </office:change-info>
          </text:insertion>
        </text:changed-region>
        <text:changed-region xml:id="ct34566784" text:id="ct3456678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565392" text:id="ct3456539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4564656" text:id="ct3456465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4566176" text:id="ct34566176">
          <text:insertion>
            <office:change-info>
              <dc:creator>Denis Kotlar</dc:creator>
              <dc:date>2017-10-02T12:59:40</dc:date>
            </office:change-info>
          </text:insertion>
        </text:changed-region>
        <text:changed-region xml:id="ct34566400" text:id="ct3456640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593376" text:id="ct3459337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4568736" text:id="ct34568736">
          <text:insertion>
            <office:change-info>
              <dc:creator>Denis Kotlar</dc:creator>
              <dc:date>2017-10-02T12:59:50</dc:date>
            </office:change-info>
          </text:insertion>
        </text:changed-region>
        <text:changed-region xml:id="ct34567600" text:id="ct3456760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560064" text:id="ct3456006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5224912" text:id="ct3522491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4562160" text:id="ct3456216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560784" text:id="ct34560784">
          <text:insertion>
            <office:change-info>
              <dc:creator>Denis Kotlar</dc:creator>
              <dc:date>2017-11-22T17:14:24</dc:date>
            </office:change-info>
          </text:insertion>
        </text:changed-region>
        <text:changed-region xml:id="ct34563600" text:id="ct34563600">
          <text:insertion>
            <office:change-info>
              <dc:creator>Denis Kotlar</dc:creator>
              <dc:date>2017-11-22T17:14:19</dc:date>
            </office:change-info>
          </text:insertion>
        </text:changed-region>
        <text:changed-region xml:id="ct35227056" text:id="ct3522705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4559776" text:id="ct3455977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5227328" text:id="ct35227328">
          <text:insertion>
            <office:change-info>
              <dc:creator>Denis Kotlar</dc:creator>
              <dc:date>2017-10-02T14:41:18</dc:date>
            </office:change-info>
          </text:insertion>
        </text:changed-region>
        <text:changed-region xml:id="ct35228176" text:id="ct3522817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5226448" text:id="ct3522644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4595488" text:id="ct3459548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5234416" text:id="ct3523441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5226672" text:id="ct3522667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5233936" text:id="ct3523393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5233184" text:id="ct3523318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594432" text:id="ct3459443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5234720" text:id="ct3523472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5233552" text:id="ct3523355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5229696" text:id="ct35229696">
          <text:insertion>
            <office:change-info>
              <dc:creator>Denis Kotlar</dc:creator>
              <dc:date>2017-11-22T17:14:07</dc:date>
            </office:change-info>
          </text:insertion>
        </text:changed-region>
        <text:changed-region xml:id="ct35228656" text:id="ct35228656">
          <text:insertion>
            <office:change-info>
              <dc:creator>Denis Kotlar</dc:creator>
              <dc:date>2017-11-22T17:14:07</dc:date>
            </office:change-info>
          </text:insertion>
        </text:changed-region>
        <text:changed-region xml:id="ct35234944" text:id="ct3523494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5236640" text:id="ct3523664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5235632" text:id="ct35235632">
          <text:insertion>
            <office:change-info>
              <dc:creator>Denis Kotlar</dc:creator>
              <dc:date>2017-10-02T12:45:06</dc:date>
            </office:change-info>
          </text:insertion>
        </text:changed-region>
        <text:changed-region xml:id="ct35232448" text:id="ct3523244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4828544" text:id="ct3482854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5236960" text:id="ct3523696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5230960" text:id="ct3523096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5237664" text:id="ct3523766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50600000" text:id="ct50600000">
          <text:insertion>
            <office:change-info>
              <dc:creator>Denis Kotlar</dc:creator>
              <dc:date>2018-03-29T10:13:54</dc:date>
            </office:change-info>
          </text:insertion>
        </text:changed-region>
        <text:changed-region xml:id="ct56062144" text:id="ct56062144">
          <text:insertion>
            <office:change-info>
              <dc:creator>Denis Kotlar</dc:creator>
              <dc:date>2018-03-29T10:13:54</dc:date>
            </office:change-info>
          </text:insertion>
        </text:changed-region>
        <text:changed-region xml:id="ct44449232" text:id="ct44449232">
          <text:insertion>
            <office:change-info>
              <dc:creator>Denis Kotlar</dc:creator>
              <dc:date>2018-03-29T10:14:01</dc:date>
            </office:change-info>
          </text:insertion>
        </text:changed-region>
        <text:changed-region xml:id="ct42142544" text:id="ct42142544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40345680" text:id="ct40345680">
          <text:insertion>
            <office:change-info>
              <dc:creator>Denis Kotlar</dc:creator>
              <dc:date>2018-03-29T10:14:09</dc:date>
            </office:change-info>
          </text:insertion>
        </text:changed-region>
        <text:changed-region xml:id="ct56300400" text:id="ct56300400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54875696" text:id="ct54875696">
          <text:insertion>
            <office:change-info>
              <dc:creator>Denis Kotlar</dc:creator>
              <dc:date>2018-03-29T10:14:16</dc:date>
            </office:change-info>
          </text:insertion>
        </text:changed-region>
        <text:changed-region xml:id="ct57043424" text:id="ct57043424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50080544" text:id="ct50080544">
          <text:insertion>
            <office:change-info>
              <dc:creator>Denis Kotlar</dc:creator>
              <dc:date>2018-03-29T10:14:30</dc:date>
            </office:change-info>
          </text:insertion>
        </text:changed-region>
        <text:changed-region xml:id="ct56867296" text:id="ct56867296">
          <text:insertion>
            <office:change-info>
              <dc:creator>Denis Kotlar</dc:creator>
              <dc:date>2018-03-29T10:17:39</dc:date>
            </office:change-info>
          </text:insertion>
        </text:changed-region>
        <text:changed-region xml:id="ct35231840" text:id="ct35231840">
          <text:deletion>
            <office:change-info>
              <dc:creator>Denis Kotlar</dc:creator>
              <dc:date>2017-12-29T14:19:07</dc:date>
            </office:change-info>
            <text:p text:style-name="P2"><text:span text:style-name="T1">Enables/disables BUS-generated triggers on digital pins:BUS[:ENABle] {&lt;Bool&gt;}:TOUTputSets the selected pin’s polarity:POLarity {&lt;polarity&gt;}Sets the selected pin’s function:FUNCtion {&lt;function&gt;}:PIN&lt;n&gt;Sets the state of the digital port pins:OUTPut:DATA [&lt;pin&gt;] {&lt;state&gt;}Reads the state of the digital port pins:INPut:DATA? [&lt;pin&gt;]:DIGital</text:span></text:p>
          </text:deletion>
        </text:changed-region>
        <text:changed-region xml:id="ct35644384" text:id="ct35644384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35642880" text:id="ct35642880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35643856" text:id="ct35643856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35648320" text:id="ct35648320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35648544" text:id="ct35648544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35649344" text:id="ct35649344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35660448" text:id="ct3566044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35659600" text:id="ct3565960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35660672" text:id="ct3566067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35660048" text:id="ct3566004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34955264" text:id="ct34955264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35661760" text:id="ct3566176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35660976" text:id="ct3566097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35662176" text:id="ct35662176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35658928" text:id="ct3565892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34955488" text:id="ct3495548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35663360" text:id="ct3566336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35663584" text:id="ct35663584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35663808" text:id="ct3566380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35665840" text:id="ct35665840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35147264" text:id="ct35147264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35673968" text:id="ct35673968">
          <text:insertion>
            <office:change-info>
              <dc:creator>Denis Kotlar</dc:creator>
              <dc:date>2017-10-09T10:07:49</dc:date>
            </office:change-info>
          </text:insertion>
        </text:changed-region>
        <text:changed-region xml:id="ct48181424" text:id="ct48181424">
          <text:insertion>
            <office:change-info>
              <dc:creator>Denis Kotlar</dc:creator>
              <dc:date>2018-03-29T10:18:39</dc:date>
            </office:change-info>
          </text:insertion>
        </text:changed-region>
        <text:changed-region xml:id="ct57720416" text:id="ct57720416">
          <text:insertion>
            <office:change-info>
              <dc:creator>Denis Kotlar</dc:creator>
              <dc:date>2018-03-29T10:18:46</dc:date>
            </office:change-info>
          </text:insertion>
        </text:changed-region>
        <text:changed-region xml:id="ct50180560" text:id="ct50180560">
          <text:insertion>
            <office:change-info>
              <dc:creator>Denis Kotlar</dc:creator>
              <dc:date>2018-03-29T10:18:51</dc:date>
            </office:change-info>
          </text:insertion>
        </text:changed-region>
        <text:changed-region xml:id="ct57834672" text:id="ct57834672">
          <text:insertion>
            <office:change-info>
              <dc:creator>Denis Kotlar</dc:creator>
              <dc:date>2018-03-29T10:18:5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030084449" text:style-name="Outline">
        <text:list-item>
          <text:h text:style-name="P36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7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14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7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7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13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7">Reads the Status Byte register</text:p>
          </table:table-cell>
        </table:table-row>
        <table:table-row>
          <table:table-cell table:style-name="Table147.A2" office:value-type="string">
            <text:p text:style-name="P14">*TRG</text:p>
          </table:table-cell>
          <table:table-cell table:style-name="Table147.A2" office:value-type="string">
            <text:p text:style-name="P10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1"><text:change text:change-id="ct55455632"/><text:change-start text:change-id="ct54993296"/>Resets the trigger system to the Idle state<text:change-end text:change-id="ct54993296"/></text:p>
          </table:table-cell>
        </table:table-row>
        <table:table-row>
          <table:table-cell table:style-name="Table56.A2" office:value-type="string">
            <text:p text:style-name="scpi1"><text:change-start text:change-id="ct55027488"/>:DLOG<text:change-end text:change-id="ct55027488"/></text:p>
          </table:table-cell>
          <table:table-cell table:style-name="Table56.A2" office:value-type="string">
            <text:p text:style-name="P37"><text:change-start text:change-id="ct49135216"/>Stops the internal data logging session<text:change-end text:change-id="ct49135216"/></text:p>
          </table:table-cell>
        </table:table-row>
        <table:table-row>
          <table:table-cell table:style-name="Table56.A4" office:value-type="string">
            <text:p text:style-name="scpi0">CALibrate[:MODE] {&lt;bool&gt;, &lt;password&gt;}</text:p>
          </table:table-cell>
          <table:table-cell table:style-name="Table56.A4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10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4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7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7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ext:soft-page-break/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able:table-row>
          <table:table-cell table:style-name="Table129.A2" office:value-type="string">
            <text:p text:style-name="P2">:MODE {&lt;mode&gt;}</text:p>
          </table:table-cell>
          <table:table-cell table:style-name="Table129.A2" office:value-type="string">
            <text:p text:style-name="P10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8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8">Completes one full trigger cycle</text:p>
          </table:table-cell>
        </table:table-row>
        <table:table-row>
          <table:table-cell table:style-name="Table129.A2" office:value-type="string">
            <text:p text:style-name="scpi2"><text:change-start text:change-id="ct35297920"/>:DLOG {&lt;filename&gt;}<text:change-end text:change-id="ct35297920"/></text:p>
          </table:table-cell>
          <table:table-cell table:style-name="Table129.A2" office:value-type="string">
            <text:p text:style-name="P35"><text:change-start text:change-id="ct45423936"/>Enables internal data log session<text:change-end text:change-id="ct45423936"/>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22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22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4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<text:soft-page-break/>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8">Specifies which PSU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<text:change-start text:change-id="ct34921664"/>MMEMory<text:change-end text:change-id="ct34921664"/>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P6"><text:change-start text:change-id="ct34558384"/>:CATalog [&lt;directory&gt;]<text:change-end text:change-id="ct34558384"/></text:p>
          </table:table-cell>
          <table:table-cell table:style-name="Table27.A2" office:value-type="string">
            <text:p text:style-name="Standard"><text:change-start text:change-id="ct34561632"/><text:span text:style-name="T5">Returns</text:span> a list of <text:span text:style-name="T6">items</text:span> <text:span text:style-name="T7">in the specified directory (folder)</text:span><text:change-end text:change-id="ct34561632"/></text:p>
          </table:table-cell>
        </table:table-row>
        <table:table-row>
          <table:table-cell table:style-name="Table27.A2" office:value-type="string">
            <text:p text:style-name="P18"><text:change-start text:change-id="ct34918736"/>:LENgth [&lt;directory&gt;]<text:change-end text:change-id="ct34918736"/></text:p>
          </table:table-cell>
          <table:table-cell table:style-name="Table27.A2" office:value-type="string">
            <text:p text:style-name="Standard"><text:change-start text:change-id="ct34563376"/>Returns the number of <text:span text:style-name="T6">items</text:span> in the specified directory<text:change-end text:change-id="ct34563376"/></text:p>
          </table:table-cell>
        </table:table-row>
        <table:table-row>
          <table:table-cell table:style-name="Table27.A2" office:value-type="string">
            <text:p text:style-name="scpi1"><text:change-start text:change-id="ct34591440"/>:CDIRectory {&lt;directory&gt;}<text:change-end text:change-id="ct34591440"/></text:p>
          </table:table-cell>
          <table:table-cell table:style-name="Table27.A2" office:value-type="string">
            <text:p text:style-name="Standard"><text:change-start text:change-id="ct34561936"/>Changes the current directory<text:change-end text:change-id="ct34561936"/></text:p>
          </table:table-cell>
        </table:table-row>
        <table:table-row>
          <table:table-cell table:style-name="Table27.A2" office:value-type="string">
            <text:p text:style-name="scpi1"><text:change-start text:change-id="ct34563888"/>:COPY {&lt;source&gt;}, {&lt;destination&gt;}<text:change-end text:change-id="ct34563888"/></text:p>
          </table:table-cell>
          <table:table-cell table:style-name="Table27.A2" office:value-type="string">
            <text:p text:style-name="P24"><text:change-start text:change-id="ct34564288"/>Copies &lt;<text:span text:style-name="T9">source</text:span>&gt; to &lt;<text:span text:style-name="T9">destination</text:span>&gt;<text:change-end text:change-id="ct34564288"/></text:p>
          </table:table-cell>
        </table:table-row>
        <table:table-row>
          <table:table-cell table:style-name="Table27.A2" office:value-type="string">
            <text:p text:style-name="scpi1"><text:change-start text:change-id="ct34565840"/>:DATE? {&lt;filename&gt;}<text:change-end text:change-id="ct34565840"/></text:p>
          </table:table-cell>
          <table:table-cell table:style-name="Table27.A2" office:value-type="string">
            <text:p text:style-name="Standard"><text:change-start text:change-id="ct34558848"/>Returns <text:span text:style-name="T10">date</text:span> that the specified file was last saved<text:change-end text:change-id="ct34558848"/></text:p>
          </table:table-cell>
        </table:table-row>
        <table:table-row>
          <table:table-cell table:style-name="Table27.A2" office:value-type="string">
            <text:p text:style-name="scpi1"><text:change-start text:change-id="ct34592320"/>:DELete {&lt;filename&gt;}<text:change-end text:change-id="ct34592320"/></text:p>
          </table:table-cell>
          <table:table-cell table:style-name="Table27.A2" office:value-type="string">
            <text:p text:style-name="P12"><text:change-start text:change-id="ct34566784"/>Deletes an existing file<text:change-end text:change-id="ct34566784"/></text:p>
          </table:table-cell>
        </table:table-row>
        <table:table-row>
          <table:table-cell table:style-name="Table27.A2" office:value-type="string">
            <text:p text:style-name="P2"><text:change-start text:change-id="ct34565392"/>:DOWNload<text:change-end text:change-id="ct34565392"/></text:p>
          </table:table-cell>
          <table:table-cell table:style-name="Table27.A2" office:value-type="string">
            <text:p text:style-name="P24"/>
          </table:table-cell>
        </table:table-row>
        <table:table-row>
          <table:table-cell table:style-name="Table27.A2" office:value-type="string">
            <text:p text:style-name="P16"><text:change-start text:change-id="ct34564656"/>:DATA<text:change-end text:change-id="ct34564656"/><text:change-start text:change-id="ct34566176"/> :DATA {#&lt;length&gt;,&lt;encoding&gt;,&lt;block&gt;}<text:change-end text:change-id="ct34566176"/></text:p>
          </table:table-cell>
          <table:table-cell table:style-name="Table27.A2" office:value-type="string">
            <text:p text:style-name="Standard"><text:change-start text:change-id="ct34566400"/>Downloads data from the host computer<text:change-end text:change-id="ct34566400"/></text:p>
          </table:table-cell>
        </table:table-row>
        <table:table-row>
          <table:table-cell table:style-name="Table27.A2" office:value-type="string">
            <text:p text:style-name="P17"><text:change-start text:change-id="ct34593376"/>:FNAMe<text:change-end text:change-id="ct34593376"/><text:change-start text:change-id="ct34568736"/> <text:span text:style-name="T12">{</text:span>&lt;filename&gt;<text:span text:style-name="T12">}</text:span><text:change-end text:change-id="ct34568736"/></text:p>
          </table:table-cell>
          <table:table-cell table:style-name="Table27.A2" office:value-type="string">
            <text:p text:style-name="Standard"><text:change-start text:change-id="ct34567600"/>Creates or opens the specified filename <text:span text:style-name="T16">for download data</text:span><text:change-end text:change-id="ct34567600"/></text:p>
          </table:table-cell>
        </table:table-row>
        <table:table-row>
          <table:table-cell table:style-name="Table27.A2" office:value-type="string">
            <text:p text:style-name="scpi1"><text:change-start text:change-id="ct34560064"/>:LOAD<text:change-end text:change-id="ct34560064"/>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<text:change-start text:change-id="ct35224912"/>:LIST[&lt;n&gt;] <text:span text:style-name="T12">{</text:span>&lt;filename&gt;<text:span text:style-name="T12">}</text:span><text:change-end text:change-id="ct35224912"/></text:p>
          </table:table-cell>
          <table:table-cell table:style-name="Table27.A2" office:value-type="string">
            <text:p text:style-name="P24"><text:change-start text:change-id="ct34562160"/>Loads stored LIST to the specified channel<text:change-end text:change-id="ct34562160"/></text:p>
          </table:table-cell>
        </table:table-row>
        <table:table-row>
          <table:table-cell table:style-name="Table27.A2" office:value-type="string">
            <text:p text:style-name="scpi2"><text:change-start text:change-id="ct34560784"/>:PROFile {&lt;filename&gt;}<text:change-end text:change-id="ct34560784"/></text:p>
          </table:table-cell>
          <table:table-cell table:style-name="Table27.A2" office:value-type="string">
            <text:p text:style-name="P29"><text:change-start text:change-id="ct34563600"/>Loads stored user profile<text:change-end text:change-id="ct34563600"/></text:p>
          </table:table-cell>
        </table:table-row>
        <table:table-row>
          <table:table-cell table:style-name="Table27.A2" office:value-type="string">
            <text:p text:style-name="scpi2"><text:change-start text:change-id="ct35227056"/>:<text:span text:style-name="T13">STATe {&lt;filename&gt;}</text:span><text:change-end text:change-id="ct35227056"/></text:p>
          </table:table-cell>
          <table:table-cell table:style-name="Table27.A2" office:value-type="string">
            <text:p text:style-name="P25"><text:change-start text:change-id="ct34559776"/>Loads the instrument setup<text:change-end text:change-id="ct34559776"/></text:p>
          </table:table-cell>
        </table:table-row>
        <table:table-row>
          <table:table-cell table:style-name="Table27.A2" office:value-type="string">
            <text:p text:style-name="scpi1"><text:change-start text:change-id="ct35227328"/>:<text:span text:style-name="T11">LOCK {&lt;password&gt;}</text:span><text:change-end text:change-id="ct35227328"/></text:p>
          </table:table-cell>
          <table:table-cell table:style-name="Table27.A2" office:value-type="string">
            <text:p text:style-name="P11"><text:change-start text:change-id="ct35228176"/>Set<text:span text:style-name="T17">s</text:span> write protection<text:change-end text:change-id="ct35228176"/></text:p>
          </table:table-cell>
        </table:table-row>
        <table:table-row>
          <table:table-cell table:style-name="Table27.A2" office:value-type="string">
            <text:p text:style-name="scpi1"><text:change-start text:change-id="ct35226448"/>:MDIRectory <text:span text:style-name="T12">{</text:span>&lt;directory&gt;<text:span text:style-name="T12">}</text:span><text:change-end text:change-id="ct35226448"/></text:p>
          </table:table-cell>
          <table:table-cell table:style-name="Table27.A2" office:value-type="string">
            <text:p text:style-name="P24"><text:change-start text:change-id="ct34595488"/>Makes a new directory<text:change-end text:change-id="ct34595488"/></text:p>
          </table:table-cell>
        </table:table-row>
        <table:table-row>
          <table:table-cell table:style-name="Table27.A2" office:value-type="string">
            <text:p text:style-name="scpi1"><text:change-start text:change-id="ct35234416"/>:MOVE <text:span text:style-name="T8">{</text:span>&lt;<text:span text:style-name="T18">source</text:span>&gt;<text:span text:style-name="T8">}</text:span>, <text:span text:style-name="T8">{</text:span>&lt;<text:span text:style-name="T18">destination</text:span>&gt;<text:span text:style-name="T8">}</text:span><text:change-end text:change-id="ct35234416"/></text:p>
          </table:table-cell>
          <table:table-cell table:style-name="Table27.A2" office:value-type="string">
            <text:p text:style-name="P24"><text:change-start text:change-id="ct35226672"/><text:span text:style-name="T21">Moves or r</text:span>enames &lt;<text:span text:style-name="T22">source</text:span>&gt; to &lt;<text:span text:style-name="T22">destination</text:span>&gt;<text:change-end text:change-id="ct35226672"/></text:p>
          </table:table-cell>
        </table:table-row>
        <table:table-row>
          <table:table-cell table:style-name="Table27.A2" office:value-type="string">
            <text:p text:style-name="scpi1"><text:change-start text:change-id="ct35233936"/>:RDIRectory <text:span text:style-name="T8">{</text:span>&lt;directory&gt;<text:span text:style-name="T8">}</text:span><text:change-end text:change-id="ct35233936"/></text:p>
          </table:table-cell>
          <table:table-cell table:style-name="Table27.A2" office:value-type="string">
            <text:p text:style-name="P24"><text:change-start text:change-id="ct35233184"/>Removes the specified directory<text:change-end text:change-id="ct35233184"/></text:p>
          </table:table-cell>
        </table:table-row>
        <table:table-row>
          <table:table-cell table:style-name="Table27.A2" office:value-type="string">
            <text:p text:style-name="scpi1"><text:change-start text:change-id="ct34594432"/>:STORe<text:change-end text:change-id="ct34594432"/></text:p>
          </table:table-cell>
          <table:table-cell table:style-name="Table27.A2" office:value-type="string">
            <text:p text:style-name="P24"/>
          </table:table-cell>
        </table:table-row>
        <table:table-row>
          <table:table-cell table:style-name="Table27.A2" office:value-type="string">
            <text:p text:style-name="scpi2"><text:change-start text:change-id="ct35234720"/>:LIST[&lt;n&gt;] <text:span text:style-name="T8">{</text:span>&lt;filename&gt;<text:span text:style-name="T8">}</text:span><text:change-end text:change-id="ct35234720"/></text:p>
          </table:table-cell>
          <table:table-cell table:style-name="Table27.A2" office:value-type="string">
            <text:p text:style-name="P24"><text:change-start text:change-id="ct35233552"/><text:span text:style-name="T14">Saves</text:span> specified channel LIST <text:change-end text:change-id="ct35233552"/></text:p>
          </table:table-cell>
        </table:table-row>
        <table:table-row>
          <table:table-cell table:style-name="Table27.A2" office:value-type="string">
            <text:p text:style-name="scpi2"><text:change-start text:change-id="ct35229696"/>:PROFile {&lt;filename&gt;}<text:change-end text:change-id="ct35229696"/></text:p>
          </table:table-cell>
          <table:table-cell table:style-name="Table27.A2" office:value-type="string">
            <text:p text:style-name="P29"><text:change-start text:change-id="ct35228656"/><text:span text:style-name="T23">Saves</text:span> <text:span text:style-name="T23">specified </text:span>user profile<text:change-end text:change-id="ct35228656"/></text:p>
          </table:table-cell>
        </table:table-row>
        <table:table-row>
          <table:table-cell table:style-name="Table27.A2" office:value-type="string">
            <text:p text:style-name="scpi2"><text:change-start text:change-id="ct35234944"/>:<text:span text:style-name="T14">STATe {&lt;filename&gt;}</text:span><text:change-end text:change-id="ct35234944"/></text:p>
          </table:table-cell>
          <table:table-cell table:style-name="Table27.A2" office:value-type="string">
            <text:p text:style-name="P28"><text:change-start text:change-id="ct35236640"/>Saves the instrument setup<text:change-end text:change-id="ct35236640"/></text:p>
          </table:table-cell>
        </table:table-row>
        <table:table-row>
          <table:table-cell table:style-name="Table27.A2" office:value-type="string">
            <text:p text:style-name="P2"><text:change-start text:change-id="ct35235632"/>:TIME? {&lt;filename&gt;}<text:change-end text:change-id="ct35235632"/></text:p>
          </table:table-cell>
          <table:table-cell table:style-name="Table27.A2" office:value-type="string">
            <text:p text:style-name="P20"><text:change-start text:change-id="ct35232448"/>Returns <text:span text:style-name="T10">time</text:span> that the specified file was last saved<text:change-end text:change-id="ct35232448"/></text:p>
          </table:table-cell>
        </table:table-row>
        <table:table-row>
          <table:table-cell table:style-name="Table27.A2" office:value-type="string">
            <text:p text:style-name="scpi1"><text:change-start text:change-id="ct34828544"/>:<text:span text:style-name="T15">UNLock {&lt;password&gt;}</text:span><text:change-end text:change-id="ct34828544"/></text:p>
          </table:table-cell>
          <table:table-cell table:style-name="Table27.A2" office:value-type="string">
            <text:p text:style-name="P26"><text:change-start text:change-id="ct35236960"/>Clear<text:span text:style-name="T17">s</text:span> write protection<text:change-end text:change-id="ct35236960"/></text:p>
          </table:table-cell>
        </table:table-row>
        <table:table-row>
          <table:table-cell table:style-name="Table27.A2" office:value-type="string">
            <text:p text:style-name="P2"><text:change-start text:change-id="ct35230960"/>:UPLoad? {&lt;filename&gt;}<text:change-end text:change-id="ct35230960"/></text:p>
          </table:table-cell>
          <table:table-cell table:style-name="Table27.A2" office:value-type="string">
            <text:p text:style-name="P27"><text:change-start text:change-id="ct35237664"/>Uploads data to the host computer<text:change-end text:change-id="ct35237664"/>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21">Controls channel output state with trigger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21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19">Enables channels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7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7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7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7">Sets value of the virtual load</text:p>
          </table:table-cell>
        </table:table-row>
        <text:soft-page-break/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7">“Connects” virtual load to the channel output</text:p>
          </table:table-cell>
        </table:table-row>
        <table:table-row>
          <table:table-cell table:style-name="Table186.A2" office:value-type="string">
            <text:p text:style-name="P5">:PIN1 {&lt;bool&gt;}</text:p>
          </table:table-cell>
          <table:table-cell table:style-name="Table186.A2" office:value-type="string">
            <text:p text:style-name="P7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7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7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7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7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7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7">Enables/disables seamless measurement auto ranging</text:p>
          </table:table-cell>
        </table:table-row>
        <table:table-row>
          <table:table-cell table:style-name="Table101.A2" office:value-type="string">
            <text:p text:style-name="scpi1"><text:change-start text:change-id="ct50600000"/>:DLOG<text:change-end text:change-id="ct50600000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2"><text:change-start text:change-id="ct56062144"/>:FUNCtion<text:change-end text:change-id="ct56062144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3"><text:change-start text:change-id="ct44449232"/>:CURRent {&lt;bool&gt;}, {&lt;channel&gt;}<text:change-end text:change-id="ct44449232"/></text:p>
          </table:table-cell>
          <table:table-cell table:style-name="Table101.A2" office:value-type="string">
            <text:p text:style-name="P7"><text:change-start text:change-id="ct42142544"/>Enables/disables current internal data logging<text:change-end text:change-id="ct42142544"/></text:p>
          </table:table-cell>
        </table:table-row>
        <table:table-row>
          <table:table-cell table:style-name="Table101.A2" office:value-type="string">
            <text:p text:style-name="scpi3"><text:change-start text:change-id="ct40345680"/>:VOLTage {&lt;bool&gt;}, {&lt;channel&gt;}<text:change-end text:change-id="ct40345680"/></text:p>
          </table:table-cell>
          <table:table-cell table:style-name="Table101.A2" office:value-type="string">
            <text:p text:style-name="P7"><text:change-start text:change-id="ct56300400"/>Enables/disables voltage internal data logging<text:change-end text:change-id="ct56300400"/></text:p>
          </table:table-cell>
        </table:table-row>
        <table:table-row>
          <table:table-cell table:style-name="Table101.A2" office:value-type="string">
            <text:p text:style-name="scpi2"><text:change-start text:change-id="ct54875696"/>:PERiod {&lt;time&gt;}<text:change-end text:change-id="ct54875696"/></text:p>
          </table:table-cell>
          <table:table-cell table:style-name="Table101.A2" office:value-type="string">
            <text:p text:style-name="P7"><text:change-start text:change-id="ct57043424"/>Sets the sample period for internal data logging<text:change-end text:change-id="ct57043424"/></text:p>
          </table:table-cell>
        </table:table-row>
        <table:table-row>
          <table:table-cell table:style-name="Table101.A2" office:value-type="string">
            <text:p text:style-name="scpi2"><text:change-start text:change-id="ct50080544"/>:TIME {&lt;time&gt;}<text:change-end text:change-id="ct50080544"/></text:p>
          </table:table-cell>
          <table:table-cell table:style-name="Table101.A2" office:value-type="string">
            <text:p text:style-name="P7"><text:change-start text:change-id="ct56867296"/>Sets the sample duration for internal data logging<text:change-end text:change-id="ct56867296"/></text:p>
          </table:table-cell>
        </table:table-row>
        <table:table-row>
          <table:table-cell table:style-name="Table101.A12" office:value-type="string">
            <text:p text:style-name="scpi0">[SOURce[&lt;n&gt;]] </text:p>
          </table:table-cell>
          <table:table-cell table:style-name="Table101.A1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7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7">Sets the step of the current change</text:p>
          </table:table-cell>
        </table:table-row>
        <table:table-row>
          <table:table-cell table:style-name="Table101.A2" office:value-type="string">
            <text:p text:style-name="P15">:TRIGgered [:AMPLitude] {&lt;current&gt;}</text:p>
          </table:table-cell>
          <table:table-cell table:style-name="Table101.A2" office:value-type="string">
            <text:p text:style-name="P8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7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7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7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7">Returns status of over-current protection activation</text:p>
          </table:table-cell>
        </table:table-row>
        <table:table-row>
          <table:table-cell table:style-name="Table101.A2" office:value-type="string">
            <text:p text:style-name="P2"><text:change text:change-id="ct35231840"/>:LIST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P16">:COUNt</text:p>
          </table:table-cell>
          <table:table-cell table:style-name="Table101.A2" office:value-type="string">
            <text:p text:style-name="P8">Sets the number of times that the list is executed</text:p>
          </table:table-cell>
        </table:table-row>
        <table:table-row>
          <table:table-cell table:style-name="Table101.A2" office:value-type="string">
            <text:p text:style-name="P16">:CURRent[:LEVel]</text:p>
          </table:table-cell>
          <table:table-cell table:style-name="Table101.A2" office:value-type="string">
            <text:p text:style-name="P8">Specifies the current setting for each list step</text:p>
          </table:table-cell>
        </table:table-row>
        <table:table-row>
          <table:table-cell table:style-name="Table101.A2" office:value-type="string">
            <text:p text:style-name="P16">:DWELl</text:p>
          </table:table-cell>
          <table:table-cell table:style-name="Table101.A2" office:value-type="string">
            <text:p text:style-name="P8">Specifies the dwell time for each list step</text:p>
          </table:table-cell>
        </table:table-row>
        <table:table-row>
          <table:table-cell table:style-name="Table101.A2" office:value-type="string">
            <text:p text:style-name="P16">:VOLTage[:LEVel]</text:p>
          </table:table-cell>
          <table:table-cell table:style-name="Table101.A2" office:value-type="string">
            <text:p text:style-name="P8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7">Sets low output ripple (noise) mode of operation</text:p>
          </table:table-cell>
        </table:table-row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7">Sets automatic changing to the low output ripple (noise) mode of operation</text:p>
          </table:table-cell>
        </table:table-row>
        <text:soft-page-break/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7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7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7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7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7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7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23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7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7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7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7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7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7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7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7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7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7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7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7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7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7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7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7">Enables specific bits in the Operation Instrument Isum<text:soft-page-break/>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7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7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7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7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7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7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7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7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7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7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7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7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7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7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3"><text:change-start text:change-id="ct35644384"/>:<text:span text:style-name="T20">AHOur</text:span><text:change-end text:change-id="ct35644384"/>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4"><text:change-start text:change-id="ct35642880"/>TOTal?<text:change-end text:change-id="ct35642880"/></text:p>
          </table:table-cell>
          <table:table-cell table:style-name="Table121.A2" office:value-type="string">
            <text:p text:style-name="P9"><text:change-start text:change-id="ct35643856"/>Returns channel’s total <text:span text:style-name="T19">delivered energy in Ah</text:span><text:change-end text:change-id="ct35643856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7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7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7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7">Returns output power capability</text:p>
          </table:table-cell>
        </table:table-row>
        <table:table-row>
          <table:table-cell table:style-name="Table121.A2" office:value-type="string">
            <text:p text:style-name="scpi3">:PROGram?</text:p>
          </table:table-cell>
          <table:table-cell table:style-name="Table121.A2" office:value-type="string">
            <text:p text:style-name="P7">Returns programmable features of the channel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7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35648320"/>:<text:span text:style-name="T20">WHOur</text:span><text:change-end text:change-id="ct35648320"/>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P30"><text:change-start text:change-id="ct35648544"/>TOTal?<text:change-end text:change-id="ct35648544"/></text:p>
          </table:table-cell>
          <table:table-cell table:style-name="Table121.A2" office:value-type="string">
            <text:p text:style-name="P9"><text:change-start text:change-id="ct35649344"/>Returns channel’s total <text:span text:style-name="T19">delivered energy in Wh</text:span><text:change-end text:change-id="ct35649344"/>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7">Returns the channel model identification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7">Enables the remote interface </text:p>
          </table:table-cell>
        </table:table-row>
        <text:soft-page-break/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7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7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7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7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7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7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7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7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7">Places the instrument in remote or local mode</text:p>
          </table:table-cell>
        </table:table-row>
        <table:table-row>
          <table:table-cell table:style-name="Table121.A2" office:value-type="string">
            <text:p text:style-name="scpi2">:SERial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3">:BAUD {&lt;speed&gt;}</text:p>
          </table:table-cell>
          <table:table-cell table:style-name="Table121.A2" office:value-type="string">
            <text:p text:style-name="P7">Sets the baud rate (speed)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7">Sets the parity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4">:TYPE?</text:p>
          </table:table-cell>
          <table:table-cell table:style-name="Table121.A2" office:value-type="string">
            <text:p text:style-name="P7">Returns the type of Ethernet controller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7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7">Returns PSU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7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7">Returns the control board model identification</text:p>
          </table:table-cell>
        </table:table-row>
        <table:table-row>
          <table:table-cell table:style-name="Table121.A2" office:value-type="string">
            <text:p text:style-name="scpi2">:OPTion?</text:p>
          </table:table-cell>
          <table:table-cell table:style-name="Table121.A2" office:value-type="string">
            <text:p text:style-name="P7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7">Sets the date of the system clock</text:p>
          </table:table-cell>
        </table:table-row>
        <table:table-row>
          <table:table-cell table:style-name="Table121.A2" office:value-type="string">
            <text:p text:style-name="P2"><text:change-start text:change-id="ct35660448"/>:DIGital<text:change-end text:change-id="ct35660448"/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<text:change-start text:change-id="ct35659600"/>:INPut:DATA? [&lt;pin&gt;]<text:change-end text:change-id="ct35659600"/></text:p>
          </table:table-cell>
          <table:table-cell table:style-name="Table121.A2" office:value-type="string">
            <text:p text:style-name="P8"><text:change-start text:change-id="ct35660672"/>Reads the state of the digital port pins<text:change-end text:change-id="ct35660672"/></text:p>
          </table:table-cell>
        </table:table-row>
        <table:table-row>
          <table:table-cell table:style-name="Table121.A2" office:value-type="string">
            <text:p text:style-name="scpi2"><text:change-start text:change-id="ct35660048"/>:OUTPut:DATA [&lt;pin&gt;] {&lt;state&gt;}<text:change-end text:change-id="ct35660048"/></text:p>
          </table:table-cell>
          <table:table-cell table:style-name="Table121.A2" office:value-type="string">
            <text:p text:style-name="P8"><text:change-start text:change-id="ct34955264"/>Sets the state of the digital port pins<text:change-end text:change-id="ct34955264"/></text:p>
          </table:table-cell>
        </table:table-row>
        <table:table-row>
          <table:table-cell table:style-name="Table121.A2" office:value-type="string">
            <text:p text:style-name="scpi2"><text:change-start text:change-id="ct35661760"/>:PIN&lt;n&gt;<text:change-end text:change-id="ct35661760"/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3"><text:change-start text:change-id="ct35660976"/>:FUNCtion {&lt;function&gt;}<text:change-end text:change-id="ct35660976"/></text:p>
          </table:table-cell>
          <table:table-cell table:style-name="Table121.A2" office:value-type="string">
            <text:p text:style-name="P8"><text:change-start text:change-id="ct35662176"/>Sets the selected pin’s function<text:change-end text:change-id="ct35662176"/></text:p>
          </table:table-cell>
        </table:table-row>
        <table:table-row>
          <table:table-cell table:style-name="Table121.A2" office:value-type="string">
            <text:p text:style-name="scpi3"><text:change-start text:change-id="ct35658928"/>:POLarity {&lt;polarity&gt;}<text:change-end text:change-id="ct35658928"/></text:p>
          </table:table-cell>
          <table:table-cell table:style-name="Table121.A2" office:value-type="string">
            <text:p text:style-name="P8"><text:change-start text:change-id="ct34955488"/>Sets the selected pin’s polarity<text:change-end text:change-id="ct34955488"/></text:p>
          </table:table-cell>
        </table:table-row>
        <table:table-row>
          <table:table-cell table:style-name="Table121.A2" office:value-type="string">
            <text:p text:style-name="scpi2"><text:change-start text:change-id="ct35663360"/>:TOUTput<text:change-end text:change-id="ct35663360"/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3"><text:change-start text:change-id="ct35663584"/>:BUS[:ENABle] {&lt;Bool&gt;}<text:change-end text:change-id="ct35663584"/></text:p>
          </table:table-cell>
          <table:table-cell table:style-name="Table121.A2" office:value-type="string">
            <text:p text:style-name="P8"><text:change-start text:change-id="ct35663808"/>Enables/disables BUS-generated triggers on digital pins<text:change-end text:change-id="ct35663808"/>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7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7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35665840"/>:INHibit?<text:change-end text:change-id="ct35665840"/></text:p>
          </table:table-cell>
          <table:table-cell table:style-name="Table121.A2" office:value-type="string">
            <text:p text:style-name="P7"><text:change-start text:change-id="ct35147264"/>Queries system inhibit state<text:change-end text:change-id="ct35147264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7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7">Places the PSU in the local mode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7"/>
          </table:table-cell>
        </table:table-row>
        <text:soft-page-break/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7">Resets the calibration password to <text:span text:style-name="T4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7">Resets the front panel lock password to <text:span text:style-name="T4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7">Changes system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7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7">Enters the PSU into the Stand-by mode in case of protection trip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7">Places the PSU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7">Places the PSU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7">Sets the OTP value</text:p>
          </table:table-cell>
        </table:table-row>
        <table:table-row>
          <table:table-cell table:style-name="Table121.A2" office:value-type="string">
            <text:p text:style-name="scpi4">:CLEar<text:change-start text:change-id="ct35673968"/> <text:change-end text:change-id="ct35673968"/>[, {&lt;sensor&gt;}]</text:p>
          </table:table-cell>
          <table:table-cell table:style-name="Table121.A2" office:value-type="string">
            <text:p text:style-name="P7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7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7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7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7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7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8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7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7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8">Sets the trigger source</text:p>
          </table:table-cell>
        </table:table-row>
        <table:table-row>
          <table:table-cell table:style-name="Table121.A2" office:value-type="string">
            <text:p text:style-name="P39"><text:change-start text:change-id="ct48181424"/>:<text:span text:style-name="T24">DLOG</text:span><text:change-end text:change-id="ct48181424"/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<text:change-start text:change-id="ct57720416"/>[:IMMediate]<text:change-end text:change-id="ct57720416"/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3"><text:change-start text:change-id="ct50180560"/>:SOURce {&lt;source&gt;}<text:change-end text:change-id="ct50180560"/></text:p>
          </table:table-cell>
          <table:table-cell table:style-name="Table121.A2" office:value-type="string">
            <text:p text:style-name="P34"><text:change-start text:change-id="ct57834672"/>Sets the <text:span text:style-name="T25">internal data logger </text:span>trigger source<text:change-end text:change-id="ct57834672"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4.3.2$Linux_X86_64 LibreOffice_project/92a7159f7e4af62137622921e809f8546db437e5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8" meta:paragraph-count="511" meta:word-count="1824" meta:character-count="13076" meta:non-whitespace-character-count="11738"/>
    <meta:user-defined meta:name="WebPublish_HTML_Profile">EEZ (HTML)</meta:user-defined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